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1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cd09cd"/>
    </style:style>
    <style:style style:name="T10" style:family="text">
      <style:text-properties officeooo:rsid="00a56f82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<text:span text:style-name="T9">Declaração</text:span> <text:span text:style-name="T10">De Inscrição</text:span></text:p>
      <text:p text:style-name="P7"/>
      <text:p text:style-name="P21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person.idDocumentType.localizedNameI18N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está </text:span><text:span text:style-name="T11"><text:text-input text:description="[#if person.female]">[#if person.female]</text:text-input></text:span><text:span text:style-name="T11">inscrita</text:span><text:span text:style-name="T11"><text:text-input text:description="[#elseif person.male]">[#elseif person.male]</text:text-input></text:span><text:span text:style-name="T11">inscrito</text:span><text:span text:style-name="T11"><text:text-input text:description="[/#if]">[/#if]</text:text-input></text:span><text:span text:style-name="T11"> no </text:span><text:text-input text:description="${curriculumInformation.curricularYear}">${curriculumInformation.curricularYear}</text:text-input><text:span text:style-name="T14">.º Ano, </text:span><text:span text:style-name="T11">no Curso de </text:span><text:span text:style-name="T11"><text:text-input text:description="${lang.pt(curricularPlanInformation.degreeName)}">${lang.pt(curricularPlanInformation.degreeName)}</text:text-input></text:span><text:span text:style-name="T14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Código</text:p>
          </table:table-cell>
          <table:table-cell table:style-name="Table1.A1" office:value-type="string">
            <text:p text:style-name="P17">Unidade(s) Curricular(es)</text:p>
          </table:table-cell>
          <table:table-cell table:style-name="Table1.A1" office:value-type="string">
            <text:p text:style-name="P15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0"><text:text-input text:description="${lang.pt(enrolment.name)}">${lang.pt(enrolment.name)}</text:text-input></text:p>
          </table:table-cell>
          <table:table-cell table:style-name="Table1.C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><text:soft-page-break/><text:text-input text:description="[/#if]">[/#if]</text:text-input></text:p>
      <text:p text:style-name="P10"/>
      <text:p text:style-name="P10"/>
      <text:p text:style-name="P11"><text:span text:style-name="T7">Faculdade de </text:span><text:span text:style-name="T2">Medicina Dentária</text:span><text:span text:style-name="T7"> da Universidade de Lisboa</text:span><text:span text:style-name="T17">, em </text:span><text:span text:style-name="T18"><text:text-input text:description="${lang.pt(dates.numericDate(localizedDate.nowDate()))}">${dates.numericDate(localizedDate.nowDate())}</text:text-input></text:span><text:span text:style-name="T15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22"><text:text-input text:description="[#if hasPricetag]">[#if hasPricetag]</text:text-input></text:p>
            <text:p text:style-name="P23"><text:span text:style-name="T1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5.B1" office:value-type="string">
            <text:p text:style-name="P12"><text:span text:style-name="T15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04:25.468383261</dc:date>
    <meta:editing-duration>PT52M11S</meta:editing-duration>
    <meta:editing-cycles>21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2" meta:character-count="2429" meta:non-whitespace-character-count="2272"/>
  </office:meta>
</office:document-meta>
</file>